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7" style:family="paragraph" style:parent-style-name="Standard">
      <style:paragraph-properties fo:line-height="150%"/>
      <style:text-properties style:font-name="Times New Roman" fo:language="fr" fo:country="FR" officeooo:paragraph-rsid="016a046c"/>
    </style:style>
    <style:style style:name="P38"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9"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0"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1" style:family="paragraph" style:parent-style-name="Standard">
      <style:paragraph-properties fo:line-height="150%" fo:text-align="justify" style:justify-single-word="false"/>
      <style:text-properties officeooo:paragraph-rsid="00e7cddc"/>
    </style:style>
    <style:style style:name="P42" style:family="paragraph" style:parent-style-name="Standard">
      <style:paragraph-properties fo:line-height="150%" fo:text-align="justify" style:justify-single-word="false"/>
      <style:text-properties officeooo:paragraph-rsid="00e2f776"/>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7"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7"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5"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6"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1"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2"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3" style:family="paragraph" style:parent-style-name="Contents_20_1">
      <style:paragraph-properties>
        <style:tab-stops>
          <style:tab-stop style:position="6.2701in" style:type="right" style:leader-style="dotted" style:leader-text="."/>
        </style:tab-stops>
      </style:paragraph-properties>
    </style:style>
    <style:style style:name="P74" style:family="paragraph" style:parent-style-name="Contents_20_2">
      <style:paragraph-properties>
        <style:tab-stops>
          <style:tab-stop style:position="6.2701in" style:type="right" style:leader-style="dotted" style:leader-text="."/>
        </style:tab-stops>
      </style:paragraph-properties>
    </style:style>
    <style:style style:name="P75" style:family="paragraph" style:parent-style-name="Contents_20_4">
      <style:paragraph-properties>
        <style:tab-stops>
          <style:tab-stop style:position="6.2701in" style:type="right" style:leader-style="dotted" style:leader-text="."/>
        </style:tab-stops>
      </style:paragraph-properties>
    </style:style>
    <style:style style:name="P76" style:family="paragraph" style:parent-style-name="Contents_20_3">
      <style:paragraph-properties>
        <style:tab-stops>
          <style:tab-stop style:position="6.2701in" style:type="right" style:leader-style="dotted" style:leader-text="."/>
        </style:tab-stops>
      </style:paragraph-properties>
    </style:style>
    <style:style style:name="P77"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8"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79"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0"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81"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82"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83"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84"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85"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8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7" style:family="paragraph" style:parent-style-name="Standard">
      <style:paragraph-properties fo:line-height="150%"/>
      <style:text-properties style:font-name="Times New Roman" fo:font-size="12pt" fo:language="fr" fo:country="FR" style:font-size-asian="10.5pt" style:font-size-complex="12pt"/>
    </style:style>
    <style:style style:name="P88"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9"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90"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1"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92"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93" style:family="paragraph" style:parent-style-name="Standard" style:list-style-name="L7">
      <style:paragraph-properties fo:line-height="150%" fo:text-align="start" style:justify-single-word="false"/>
      <style:text-properties officeooo:paragraph-rsid="00a57f5a"/>
    </style:style>
    <style:style style:name="P94"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6"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8"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9"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0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10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102"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103"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4"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6"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8"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1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111"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112" style:family="paragraph">
      <loext:graphic-properties draw:fill="none" draw:fill-color="#ffffff"/>
      <style:text-properties style:font-name="Times New Roman"/>
    </style:style>
    <style:style style:name="P113" style:family="paragraph">
      <style:paragraph-properties fo:text-align="center"/>
    </style:style>
    <style:style style:name="P114" style:family="paragraph">
      <loext:graphic-properties draw:fill="none" draw:fill-color="#ffffff"/>
    </style:style>
    <style:style style:name="P115" style:family="paragraph">
      <style:paragraph-properties fo:text-align="center"/>
      <style:text-properties fo:color="#ffffff" style:text-position="0% 100%" style:font-name="Times New Roman" fo:font-size="12pt" style:font-size-asian="12pt" style:font-size-complex="12pt"/>
    </style:style>
    <style:style style:name="P116"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7" style:family="paragraph">
      <loext:graphic-properties draw:fill="none" draw:fill-color="#ffffff"/>
      <style:paragraph-properties fo:text-align="center"/>
    </style:style>
    <style:style style:name="P118"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780e46"/>
    </style:style>
    <style:style style:name="T32" style:family="text">
      <style:text-properties style:font-name="Times New Roman" officeooo:rsid="007c256c"/>
    </style:style>
    <style:style style:name="T33" style:family="text">
      <style:text-properties style:font-name="Times New Roman" officeooo:rsid="012e8d0a"/>
    </style:style>
    <style:style style:name="T34" style:family="text">
      <style:text-properties style:font-name="Times New Roman" officeooo:rsid="013043a7"/>
    </style:style>
    <style:style style:name="T35" style:family="text">
      <style:text-properties style:font-name="Times New Roman" officeooo:rsid="01321dae"/>
    </style:style>
    <style:style style:name="T36" style:family="text">
      <style:text-properties style:font-name="Times New Roman" officeooo:rsid="0132cacc"/>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officeooo:rsid="0132cacc" style:font-weight-asian="normal" style:font-weight-complex="normal"/>
    </style:style>
    <style:style style:name="T39" style:family="text">
      <style:text-properties style:font-name="Times New Roman" fo:font-weight="normal" officeooo:rsid="0138479e" style:font-weight-asian="normal" style:font-weight-complex="normal"/>
    </style:style>
    <style:style style:name="T40" style:family="text">
      <style:text-properties style:font-name="Times New Roman" fo:font-weight="normal" officeooo:rsid="01393fba" style:font-weight-asian="normal" style:font-weight-complex="normal"/>
    </style:style>
    <style:style style:name="T41" style:family="text">
      <style:text-properties style:font-name="Times New Roman" fo:font-weight="normal" officeooo:rsid="013998eb" style:font-weight-asian="normal" style:font-weight-complex="normal"/>
    </style:style>
    <style:style style:name="T42" style:family="text">
      <style:text-properties style:font-name="Times New Roman" fo:font-weight="normal" officeooo:rsid="013b298c"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fo:font-weight="normal" officeooo:rsid="022e6d6f" style:font-weight-asian="normal" style:font-weight-complex="normal"/>
    </style:style>
    <style:style style:name="T47" style:family="text">
      <style:text-properties style:font-name="Times New Roman" fo:font-weight="normal" officeooo:rsid="022e7594" style:font-weight-asian="normal" style:font-weight-complex="normal"/>
    </style:style>
    <style:style style:name="T48" style:family="text">
      <style:text-properties style:font-name="Times New Roman" fo:font-weight="normal" officeooo:rsid="02347825" style:font-weight-asian="normal" style:font-weight-complex="normal"/>
    </style:style>
    <style:style style:name="T49" style:family="text">
      <style:text-properties style:font-name="Times New Roman" fo:font-weight="normal" officeooo:rsid="023522bd" style:font-weight-asian="normal" style:font-weight-complex="normal"/>
    </style:style>
    <style:style style:name="T50" style:family="text">
      <style:text-properties style:font-name="Times New Roman" fo:font-weight="normal" officeooo:rsid="0239098e" style:font-weight-asian="normal" style:font-weight-complex="normal"/>
    </style:style>
    <style:style style:name="T51" style:family="text">
      <style:text-properties style:font-name="Times New Roman" fo:font-weight="normal" officeooo:rsid="023c7f57"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font-name="Times New Roman" officeooo:rsid="0279ae3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2c64af" style:font-size-asian="12pt" style:font-weight-asian="bold" style:font-weight-complex="bold"/>
    </style:style>
    <style:style style:name="T61" style:family="text">
      <style:text-properties officeooo:rsid="00e868dc"/>
    </style:style>
    <style:style style:name="T62" style:family="text">
      <style:text-properties officeooo:rsid="011799d5"/>
    </style:style>
    <style:style style:name="T63" style:family="text">
      <style:text-properties officeooo:rsid="00677d6d"/>
    </style:style>
    <style:style style:name="T64" style:family="text">
      <style:text-properties officeooo:rsid="0127e3f4"/>
    </style:style>
    <style:style style:name="T65" style:family="text">
      <style:text-properties officeooo:rsid="0166367a"/>
    </style:style>
    <style:style style:name="T66" style:family="text">
      <style:text-properties officeooo:rsid="01670c4d"/>
    </style:style>
    <style:style style:name="T67" style:family="text">
      <style:text-properties style:use-window-font-color="true"/>
    </style:style>
    <style:style style:name="T68" style:family="text">
      <style:text-properties style:use-window-font-color="true" fo:font-weight="bold" style:font-weight-asian="bold" style:font-weight-complex="bold"/>
    </style:style>
    <style:style style:name="T69" style:family="text">
      <style:text-properties style:use-window-font-color="true" style:text-underline-style="solid" style:text-underline-width="auto" style:text-underline-color="font-color" fo:font-weight="bold" style:font-weight-asian="bold" style:font-weight-complex="bold"/>
    </style:style>
    <style:style style:name="T70" style:family="text">
      <style:text-properties style:use-window-font-color="true" style:text-underline-style="solid" style:text-underline-width="auto" style:text-underline-color="font-color" fo:font-weight="bold" officeooo:rsid="022b9c58" style:font-weight-asian="bold" style:font-weight-complex="bold"/>
    </style:style>
    <style:style style:name="T71"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2" style:family="text">
      <style:text-properties style:use-window-font-color="true" officeooo:rsid="01b70b7a"/>
    </style:style>
    <style:style style:name="T73" style:family="text">
      <style:text-properties officeooo:rsid="016597f7" style:font-size-asian="12pt"/>
    </style:style>
    <style:style style:name="T74" style:family="text">
      <style:text-properties officeooo:rsid="01940fdc"/>
    </style:style>
    <style:style style:name="T75" style:family="text">
      <style:text-properties officeooo:rsid="01b51feb"/>
    </style:style>
    <style:style style:name="T76" style:family="text">
      <style:text-properties officeooo:rsid="01d174de"/>
    </style:style>
    <style:style style:name="T77" style:family="text">
      <style:text-properties fo:font-weight="normal" style:font-weight-asian="normal" style:font-weight-complex="normal"/>
    </style:style>
    <style:style style:name="T78" style:family="text">
      <style:text-properties fo:font-weight="normal" officeooo:rsid="01d174de" style:font-weight-asian="normal" style:font-weight-complex="normal"/>
    </style:style>
    <style:style style:name="T79" style:family="text">
      <style:text-properties fo:font-weight="normal" officeooo:rsid="027aa381" style:font-weight-asian="normal" style:font-weight-complex="normal"/>
    </style:style>
    <style:style style:name="T80" style:family="text">
      <style:text-properties style:text-underline-style="none"/>
    </style:style>
    <style:style style:name="T81" style:family="text">
      <style:text-properties style:text-underline-style="none" officeooo:rsid="011b8aff"/>
    </style:style>
    <style:style style:name="T82" style:family="text">
      <style:text-properties style:text-underline-style="none" officeooo:rsid="0119c271"/>
    </style:style>
    <style:style style:name="T83" style:family="text">
      <style:text-properties style:text-underline-style="none" officeooo:rsid="02185c4e"/>
    </style:style>
    <style:style style:name="T84" style:family="text">
      <style:text-properties style:text-underline-style="none" officeooo:rsid="02234e93"/>
    </style:style>
    <style:style style:name="T85" style:family="text">
      <style:text-properties style:text-underline-style="none" fo:font-weight="normal" style:font-weight-asian="normal" style:font-weight-complex="normal"/>
    </style:style>
    <style:style style:name="T86"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87" style:family="text">
      <style:text-properties officeooo:rsid="01fd27d8"/>
    </style:style>
    <style:style style:name="T88" style:family="text">
      <style:text-properties officeooo:rsid="02033a37"/>
    </style:style>
    <style:style style:name="T89" style:family="text">
      <style:text-properties officeooo:rsid="020d0c10"/>
    </style:style>
    <style:style style:name="T90" style:family="text">
      <style:text-properties officeooo:rsid="0222e96f"/>
    </style:style>
    <style:style style:name="T91" style:family="text">
      <style:text-properties officeooo:rsid="0222f848"/>
    </style:style>
    <style:style style:name="T92" style:family="text">
      <style:text-properties officeooo:rsid="02257094"/>
    </style:style>
    <style:style style:name="T93" style:family="text">
      <style:text-properties officeooo:rsid="022876ca"/>
    </style:style>
    <style:style style:name="T94" style:family="text">
      <style:text-properties officeooo:rsid="022b9c58"/>
    </style:style>
    <style:style style:name="T95" style:family="text">
      <style:text-properties officeooo:rsid="022c64af"/>
    </style:style>
    <style:style style:name="T96" style:family="text">
      <style:text-properties officeooo:rsid="02400835"/>
    </style:style>
    <style:style style:name="T97" style:family="text">
      <style:text-properties officeooo:rsid="02419c6a"/>
    </style:style>
    <style:style style:name="T98" style:family="text">
      <style:text-properties officeooo:rsid="02435b60"/>
    </style:style>
    <style:style style:name="T99" style:family="text">
      <style:text-properties officeooo:rsid="02442a33"/>
    </style:style>
    <style:style style:name="T100" style:family="text">
      <style:text-properties officeooo:rsid="02500611"/>
    </style:style>
    <style:style style:name="T101" style:family="text">
      <style:text-properties officeooo:rsid="0252ed2e"/>
    </style:style>
    <style:style style:name="T102" style:family="text">
      <style:text-properties officeooo:rsid="02551d65"/>
    </style:style>
    <style:style style:name="T103" style:family="text">
      <style:text-properties officeooo:rsid="02556647"/>
    </style:style>
    <style:style style:name="T104" style:family="text">
      <style:text-properties officeooo:rsid="025925b0"/>
    </style:style>
    <style:style style:name="T105" style:family="text">
      <style:text-properties officeooo:rsid="025ea7b4"/>
    </style:style>
    <style:style style:name="T106" style:family="text">
      <style:text-properties officeooo:rsid="0265cb94"/>
    </style:style>
    <style:style style:name="T107" style:family="text">
      <style:text-properties officeooo:rsid="0271e3e6"/>
    </style:style>
    <style:style style:name="T108" style:family="text">
      <style:text-properties officeooo:rsid="0279ae35"/>
    </style:style>
    <style:style style:name="T109" style:family="text">
      <style:text-properties officeooo:rsid="027aa381"/>
    </style:style>
    <style:style style:name="T110" style:family="text">
      <style:text-properties fo:color="#ffffff" style:text-position="0% 100%" style:font-name="Times New Roman" fo:font-size="12pt" style:font-size-asian="12pt" style:font-size-complex="12pt"/>
    </style:style>
    <style:style style:name="T111" style:family="text">
      <style:text-properties style:font-name="Times New Roman" fo:font-size="12pt" style:text-underline-style="solid" style:text-underline-width="auto" style:text-underline-color="font-color"/>
    </style:style>
    <style:style style:name="T112" style:family="text">
      <style:text-properties style:font-name="Times New Roman" fo:font-size="12pt" style:text-underline-style="none" fo:font-weight="bold" style:font-weight-asian="bold" style:font-weight-complex="bold"/>
    </style:style>
    <style:style style:name="T113" style:family="text">
      <style:text-properties style:font-name="Times New Roman" style:text-underline-style="solid" style:text-underline-width="auto" style:text-underline-color="font-color"/>
    </style:style>
    <style:style style:name="T114" style:family="text">
      <style:text-properties style:font-name="Times New Roman" style:text-underline-style="none"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2"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2"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4" svg:width="3.3335in" svg:height="1.4587in" svg:x="1.3701in" svg:y="0.1508in"><draw:text-box><text:p text:style-name="P113"><text:span text:style-name="T29">RAPPORT DE STAGE</text:span></text:p><text:p/><text:p/></draw:text-box></draw:frame></text:p>
      <text:p text:style-name="P5"/>
      <text:p text:style-name="P5"><draw:custom-shape text:anchor-type="paragraph" draw:z-index="5" draw:name="Shape4" draw:style-name="gr3" draw:text-style-name="P115" svg:width="4.063in" svg:height="0.948in" svg:x="1.0992in" svg:y="0.1217in"><text:p text:style-name="P113"><text:span text:style-name="T110">AMÉLIORATION DES PROCESSUS DE GÉNÉRATION</text:span></text:p><text:p text:style-name="P113"><text:span text:style-name="T110"><text:s/></text:span><text:span text:style-name="T110">DE DOCUMENTS</text:span></text:p><text:p text:style-name="P113"><text:span text:style-name="T11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6" svg:width="2.8543in" svg:height="0.9594in" svg:x="1.4736in" svg:y="0.8898in"><draw:text-box><text:p text:style-name="P113"><text:span text:style-name="T111">Réalisé par:</text:span></text:p><text:p text:style-name="P113"><text:span text:style-name="T111"/></text:p><text:p text:style-name="P113"><text:span text:style-name="T112">Asbathou Biyalou-Sama</text:span></text:p><text:p text:style-name="P113"><text:span text:style-name="T112">Étudiant en </text:span></text:p><text:p text:style-name="P113"><text:span text:style-name="T112">Licence 3 Informatique parcours Info</text:span></text:p></draw:text-box></draw:frame><draw:frame text:anchor-type="paragraph" draw:z-index="7" draw:name="Shape6" draw:style-name="gr5" draw:text-style-name="P114" svg:width="3.2087in" svg:height="0.6567in" svg:x="0.9236in" svg:y="2.0689in"><draw:text-box><text:p><text:tab/></text:p><text:p><text:tab/><text:tab/><text:tab/><text:span text:style-name="T113">Sous la direction de:</text:span></text:p></draw:text-box></draw:frame><draw:frame text:anchor-type="paragraph" draw:z-index="8" draw:name="Shape7" draw:style-name="gr6" draw:text-style-name="P117" svg:width="2.2295in" svg:height="1.3614in" svg:x="0.0291in" svg:y="2.8335in"><draw:text-box><text:p text:style-name="P113"><text:span text:style-name="T113">Tuteur d’entreprise:</text:span></text:p><text:p text:style-name="P113"><text:span text:style-name="T113"/></text:p><text:p text:style-name="P113"><text:span text:style-name="T114">M. </text:span><text:span text:style-name="T115">Stéphane Ducasse</text:span></text:p><text:p><text:s/>Chef de l’équipe projet RMOD</text:p></draw:text-box></draw:frame><draw:frame text:anchor-type="paragraph" draw:z-index="9" draw:name="Shape8" draw:style-name="gr7" draw:text-style-name="P118" svg:width="1.9378in" svg:height="1.174in" svg:x="3.8071in" svg:y="2.8819in"><draw:text-box><text:p text:style-name="P113"><text:span text:style-name="T113">Tuteur d’université:</text:span></text:p><text:p text:style-name="P113"><text:span text:style-name="T113"/></text:p><text:p text:style-name="P113"><text:span text:style-name="T114">M. Samuel Hym</text:span></text:p><text:p text:style-name="P113"><text:span text:style-name="T116">Enseignant cherheur à l’Université de Lille</text:span></text:p></draw:text-box></draw:frame></text:p>
      <text:p text:style-name="P77"/>
      <text:p text:style-name="P66"><text:toc-mark-start text:id="IMark77249944" text:outline-level="1"/><text:toc-mark-start text:id="IMark77260424" text:outline-level="1"/>REMERCIEMENTS<text:toc-mark-end text:id="IMark77260424"/><text:toc-mark-end text:id="IMark77249944"/></text:p>
      <text:p text:style-name="P6"/>
      <text:p text:style-name="P24">Mes remerciements vont à :</text:p>
      <text:p text:style-name="P24"/>
      <text:list xml:id="list9070667803912692990" text:style-name="L1">
        <text:list-item>
          <text:p text:style-name="P78">M. Stéphane Ducasse, Directeur de recherche à INRIA, chef de l’équipe projet RMOD pour son encadrement, ses conseils et l’ambiance de travail qu’il mettait au sein de l’équipe afin d’assurer un travail efficace;</text:p>
        </text:list-item>
        <text:list-item>
          <text:p text:style-name="P78">M. Samuel Hym, Maître de conférences, enseignant chercheur à l’université de Lille pour son suivi, les retours et remarques apportées tout au long de ce travail;</text:p>
        </text:list-item>
        <text:list-item>
          <text:p text:style-name="P78">M. Guillermo Polito, Ingénieur de recherche, membre de l’équipe RMOD pour toutes ses connaissances qu’il m’a permis d’acquérir et son énergie <text:span text:style-name="T2">dans le travail.</text:span></text:p>
        </text:list-item>
      </text:list>
      <text:p text:style-name="P94"/>
      <text:p text:style-name="P8"><text:toc-mark-start text:id="IMark64845880" text:outline-level="1"/>RESUME<text:toc-mark-end text:id="IMark64845880"/></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5"><text:toc-mark-start text:id="IMark77260424" text:outline-level="1"/>SOMMAIRE<text:toc-mark-end text:id="IMark77260424"/></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3">REMERCIEMENTS<text:tab/>1</text:p>
          <text:p text:style-name="P73">RESUME<text:tab/>2</text:p>
          <text:p text:style-name="P73">SOMMAIRE<text:tab/>3</text:p>
          <text:p text:style-name="P73">INTRODUCTION<text:tab/>4</text:p>
          <text:p text:style-name="P73">1. CONTEXTE<text:tab/>5</text:p>
          <text:p text:style-name="P74">1.1 Présentation générale<text:tab/>5</text:p>
          <text:p text:style-name="P74">1.2 Centre Inria Lille – Nord Europe<text:tab/>6</text:p>
          <text:p text:style-name="P73">1.3 Equipe-projet RMOD<text:tab/>6</text:p>
          <text:p text:style-name="P74">1.4 Stage<text:tab/>6</text:p>
          <text:p text:style-name="P73">2. CONTRIBUTION<text:tab/>8</text:p>
          <text:p text:style-name="P74">2.1. Mise en place de templates<text:tab/>8</text:p>
          <text:p text:style-name="P74">2.2. Mise en place du générateur de table de matières<text:tab/>8</text:p>
          <text:p text:style-name="P76">2.2.1. Modèle de tables de matières<text:tab/>8</text:p>
          <text:p text:style-name="P76">2.2.3. Tests<text:tab/>10</text:p>
          <text:p text:style-name="P76">2.2.4. Intégration du module<text:tab/>11</text:p>
          <text:p text:style-name="P75">2.2.4.1. L’environnement d’intégration<text:tab/>11</text:p>
          <text:p text:style-name="P75">2.2.4.2. Modifications apportées dans l’environnement<text:tab/>13</text:p>
          <text:p text:style-name="P76">2.2.5. Tests fonctionnels<text:tab/>14</text:p>
          <text:p text:style-name="P76">2.2.6. Solutions apportées<text:tab/>15</text:p>
          <text:p text:style-name="P73">CONCLUSION<text:tab/>16</text:p>
        </text:index-body>
      </text:table-of-content>
      <text:p text:style-name="P48"/>
      <text:list xml:id="list5485932115395674610" text:style-name="L2">
        <text:list-header>
          <text:p text:style-name="P96"><text:toc-mark-start text:id="IMark77752536" text:outline-level="1"/>INTRODUCTION<text:toc-mark-end text:id="IMark77752536"/></text:p>
        </text:list-header>
      </text:list>
      <text:p text:style-name="P12">L’informatique nous amène de plus en plus à traiter des <text:span text:style-name="T61">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03"><text:toc-mark-start text:id="IMark77061832" text:outline-level="1"/><text:span text:style-name="T8">1. </text:span><text:span text:style-name="T6">CONTEXT</text:span><text:span text:style-name="T7">E</text:span><text:toc-mark-end text:id="IMark77061832"/></text:p>
      <text:p text:style-name="P69">Nous allons ici présenté le cadre dans lequel notre stage s’est effectué. En effet notre stage s’est effectué dans un des centre de recherche de l’institut INRIA. Il s’agira de présenter celle ci sur le plan national. <text:span text:style-name="T90">Nous allons ensuite présenté</text:span> le centre de Lille au sein du quel on a effectué <text:s/>notre stage. Et enfin l’équipe projet <text:span text:style-name="T90">RMoD</text:span> dans laquelle nous avons travaillé<text:span text:style-name="T91">e</text:span>.</text:p>
      <text:p text:style-name="P37"><text:toc-mark text:string-value=" " text:outline-level="2"/></text:p>
      <text:p text:style-name="P37"><text:toc-mark-start text:id="IMark77328616" text:outline-level="2"/><text:span text:style-name="T68">1.1 <text:s/></text:span><text:span text:style-name="T69">Présentation générale</text:span><text:toc-mark-end text:id="IMark77328616"/></text:p>
      <text:p text:style-name="P64">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352784832232125562" text:style-name="L3">
        <text:list-item>
          <text:p text:style-name="P86">Mathématiques appliquées, calcul et simulation ;</text:p>
        </text:list-item>
        <text:list-item>
          <text:p text:style-name="P86">Algorithmique, programmation, logiciels et architectures ;</text:p>
        </text:list-item>
        <text:list-item>
          <text:p text:style-name="P86">Réseaux, systèmes et services, calcul distribué ;</text:p>
        </text:list-item>
        <text:list-item>
          <text:p text:style-name="P86">Perception, Cognition, Interaction ;</text:p>
        </text:list-item>
        <text:list-item>
          <text:p text:style-name="P86">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2">Inria présente encore une administration <text:s/>décentralisée, tout en voulant garder une mutualisation des services pour tous les centres pour <text:s/>une meilleure gestion administrative.</text:span></text:p>
      <text:p text:style-name="P36"><text:span text:style-name="T80">L’institut </text:span><text:span text:style-name="T83">a divers</text:span><text:span text:style-name="T80"> partenariats avec plusieurs universités françaises Paris Saclay, Paris Diderot, Lille ... </text:span><text:span text:style-name="T81">et des écoles. </text:span><text:span text:style-name="T84">Il a également des partenariats avec</text:span><text:span text:style-name="T81"> d’autres laboratoires nationaux</text:span><text:span text:style-name="T80"> </text:span><text:span text:style-name="T82">Il participe à des projets sur le plan européen à travers le consortium ERCIM dont il est membre fondateur.</text:span></text:p>
      <text:p text:style-name="P38"><text:toc-mark text:string-value=" " text:outline-level="2"/></text:p>
      <text:p text:style-name="P38"><text:toc-mark text:string-value=" " text:outline-level="2"/></text:p>
      <text:p text:style-name="P38"><text:toc-mark text:string-value=" " text:outline-level="2"/><text:toc-mark text:string-value=" " text:outline-level="2"/></text:p>
      <text:p text:style-name="P98"/>
      <text:p text:style-name="P40"><text:toc-mark-start text:id="IMark76935656" text:outline-level="2"/><text:span text:style-name="T68">1.2 <text:s/></text:span><text:span text:style-name="T69">Centre Inria Lille – Nord Europe</text:span><text:toc-mark-end text:id="IMark76935656"/></text:p>
      <text:p text:style-name="P71">Le centre de recherche Inria de Lille a été inauguré en 2008. Il est situé à Villeneuve d’Ascq au parc scientifique de la Haute Borne. Il s’est donc installé dans un environnement hautement technologique. <text:span text:style-name="T92">Il y a en effet</text:span> le campus scientifique de l’université de Lille juste à côté.</text:p>
      <text:p text:style-name="P57">La directrice du centre depuis le 1 Mars 2017 est Isabelle Herlin. Le centre est composé de services administratifs et d’entités de recherche. On peut distinguer donc certains services administratifs dont :</text:p>
      <text:list xml:id="list4329149341928904064" text:style-name="L4">
        <text:list-item>
          <text:p text:style-name="P89">SRH: Service des Ressources Humaines</text:p>
        </text:list-item>
        <text:list-item>
          <text:p text:style-name="P89">SMGRH: Service de Management et Gestion des Ressources Humaines</text:p>
        </text:list-item>
        <text:list-item>
          <text:p text:style-name="P89">SAER: Service des Assitantes d’Equipes de Recherche</text:p>
        </text:list-item>
      </text:list>
      <text:p text:style-name="P72">La recherche dans le centre se fait au moyen d’entités qualifiées d’équipes-projets. Le centre Inria de Lille compte 16 <text:span text:style-name="T93">équipes-projets</text:span> dont certaines sont délocalisées. C’est le cas de l’équipe Bonsai situé dans les locaux du laboratoire Cristal (Centre de recherche en Informatique et Signal Automatique ) de l’Université de Lille. Le centre <text:span text:style-name="T93">présente</text:span> <text:span text:style-name="T93">ainsi</text:span> divers partenariats avec les institutions de la place dont notamment l’Université de Lille, faculté des Sciences et Technologies et le laboratoire Cristal.</text:p>
      <text:p text:style-name="P39"><text:toc-mark text:string-value=" " text:outline-level="1"/><text:toc-mark text:string-value=" " text:outline-level="2"/></text:p>
      <text:p text:style-name="P39"><text:toc-mark-start text:id="IMark77237304" text:outline-level="2"/><text:toc-mark-start text:id="IMark76950088" text:outline-level="1"/><text:span text:style-name="T68">1.3 <text:s/></text:span><text:span text:style-name="T69">Equipe-projet RM</text:span><text:span text:style-name="T70">o</text:span><text:span text:style-name="T69">D</text:span><text:toc-mark-end text:id="IMark76950088"/><text:toc-mark-end text:id="IMark77237304"/></text:p>
      <text:p text:style-name="P111"><text:span text:style-name="T63">N</text:span>otre stage s’est déroulé au sein de l’équipe Rm<text:span text:style-name="T94">o</text:span>D. <text:span text:style-name="T95">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4">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 <text:s/>Ainsi une partie <text:s/>de l’équipe travaille sur l’évolution du langage, des concepts orientés objet, de l’environnement et outils autour du langage.</text:span></text:p>
      <text:p text:style-name="P102"><text:span text:style-name="T64"><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4"/>
      <text:p text:style-name="P34"><text:toc-mark text:string-value=" " text:outline-level="2"/></text:p>
      <text:p text:style-name="P34"><text:toc-mark-start text:id="IMark77238920" text:outline-level="2"/><text:span text:style-name="T73">1.4 <text:s/></text:span><text:span text:style-name="T60">P</text:span><text:toc-mark-end text:id="IMark77238920"/><text:span text:style-name="T60">rojet</text:span></text:p>
      <text:p text:style-name="P46"><text:span text:style-name="T5">Nous avons effectivement effectué notre stage au sein de l’équipe R</text:span><text:span text:style-name="T33">mod</text:span><text:span text:style-name="T5"> du 02 avril 2018 <text:s/>au 30 août 2018. </text:span><text:span text:style-name="T34">Il s’agit d’un stage sur la conception objet axé sur Pillar. Pillar est une chaine de production de documents (web, présentations, livres). Elle permet d’écrire dans un format pivot et de générer plusieurs formats extérieurs. No</text:span><text:span text:style-name="T35">tre mission </text:span><text:span text:style-name="T54">a été</text:span><text:span text:style-name="T35"> donc de :</text:span></text:p>
      <text:list xml:id="list9162030004581467159" text:style-name="L5">
        <text:list-item>
          <text:p text:style-name="P88">stabiliser et modulariser Pillar afin d’en extraire un noyau qui sera utilisé pour commenter les classes en Pharo ;</text:p>
        </text:list-item>
        <text:list-item>
          <text:p text:style-name="P88">définir un framework de configuration ;</text:p>
        </text:list-item>
        <text:list-item>
          <text:p text:style-name="P88">améliorer les aspects de publication de sites web ;</text:p>
        </text:list-item>
        <text:list-item>
          <text:p text:style-name="P91"><text:span text:style-name="T5">améliorer les templates de génération d’H</text:span><text:span text:style-name="T36">TML.</text:span></text:p>
        </text:list-item>
      </text:list>
      <text:p text:style-name="P47"><text:span text:style-name="T38">P</text:span><text:span text:style-name="T37">illar est un projet démarré en 2006 menée par Damien Cassou, ancien membre de l’équipe Rmod. Le projet avait permis donc d’avoir un outil capable de générer des livres en pdf, en html, epub, des présentations, des slides. Il </text:span><text:span text:style-name="T48">est</text:span><text:span text:style-name="T37"> basé sur Pier qui </text:span><text:span text:style-name="T39">avait </text:span><text:span text:style-name="T50">déjà</text:span><text:span text:style-name="T39"> le modèle pour générer des documents dans différents formats. L</text:span><text:span text:style-name="T46">a syntaxe pillar</text:span><text:span text:style-name="T40"> définie, </text:span><text:span text:style-name="T46">permettait</text:span><text:span text:style-name="T40"> </text:span><text:span text:style-name="T46">de définir</text:span><text:span text:style-name="T41"> les titres, </text:span><text:span text:style-name="T46">de faire</text:span><text:span text:style-name="T41"> la mise en forme, </text:span><text:span text:style-name="T46">d’inclure</text:span><text:span text:style-name="T41"> de</text:span><text:span text:style-name="T47">s</text:span><text:span text:style-name="T41"> fichiers, … </text:span></text:p>
      <text:p text:style-name="P92"><text:span text:style-name="T51">Pillar était alors d’une grande utilité pour la communauté Pharo.</text:span><text:span text:style-name="T42"> </text:span><text:span text:style-name="T51">L’outil présentait malgré tout quelques points d’amélioration</text:span><text:span text:style-name="T42">. </text:span><text:span text:style-name="T51">L’équipe s’est donc mis dans une démarche de refactorisation de Pillar. </text:span></text:p>
      <text:p text:style-name="P92"><text:soft-page-break/><text:span text:style-name="T51">Ceci afin de le rendre plus stable et ouvert aux extensions.</text:span><text:span text:style-name="T43"> </text:span><text:span text:style-name="T44">A notre arrivée, Pillar était donc en pleine refonte sur le plan conception avec de nouveaux packages créés </text:span><text:span text:style-name="T45">pour regrouper les étapes et les points d’extension possible</text:span><text:span text:style-name="T49">s.</text:span></text:p>
      <text:p text:style-name="P104"><text:toc-mark-start text:id="IMark77238920" text:outline-level="1"/><text:span text:style-name="T52">2</text:span><text:span text:style-name="T31">. </text:span><text:span text:style-name="T9">CONTRIBUTION</text:span><text:toc-mark-end text:id="IMark77238920"/></text:p>
      <text:p text:style-name="P6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07">u</text:span> à pe<text:span text:style-name="T107">u</text:span> afin de plutard mener des taĉhes nécessitant la compréhension complète du système.</text:p>
      <text:p text:style-name="P32"/>
      <text:p text:style-name="P32">2.1. <text:span text:style-name="T57">Problématique</text:span></text:p>
      <text:p text:style-name="P33">Pillar est utilisé pour générer des documents sous divers formats. Les formats les plus utilisés sont le PDF et le HTML. La génération en PDF se sert de Latex pour avoir le rendu final. A<text:span text:style-name="T105">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83">Au niveau du processus de génération, il y a aussi quelques problèmes. <text:span text:style-name="T106">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84">Ainsi<text:span text:style-name="T107"> nous avons été amenés à mettre en place des solutions pour <text:s/>pallier à ces problèmes.</text:span></text:p>
      <text:p text:style-name="P14"/>
      <text:p text:style-name="P43"><text:toc-mark-start text:id="IMark77429144" text:outline-level="2"/><text:span text:style-name="T53">2</text:span><text:span text:style-name="T32">.</text:span><text:span text:style-name="T55">2</text:span><text:span text:style-name="T5">. </text:span><text:span text:style-name="T29">Mise en place de templates</text:span><text:toc-mark-end text:id="IMark77429144"/></text:p>
      <text:p text:style-name="P109">L’une des premières tâches fut de concevoir de nouveaux templates pour améliorer le rendu <text:s/><text:span text:style-name="T96">HTML des documents</text:span>. <text:span text:style-name="T97">Les documents étaient pour la plupart du temps générés en <text:s/>PDF mais aussi en HTML</text:span>. La génération au format <text:span text:style-name="T97">PDF</text:span> était correcte. <text:span text:style-name="T97">M</text:span>ais en <text:span text:style-name="T97">HTML</text:span> le rendu n’était pas satisfaisant. <text:span text:style-name="T97">En effet la naviguation dans le document n’était pas possible. Le template HTML ne présentait pas de menu de naviguation du document</text:span>. On a <text:span text:style-name="T97">alors</text:span> <text:s/>conçu un <text:s/>template <text:span text:style-name="T98">mustache </text:span>présentant un menu <text:span text:style-name="T98">de naviguation </text:span>à gauche afin d’accueillir la table des matières d<text:span text:style-name="T99">u</text:span> document. <text:span text:style-name="T100">Ce sera un menu avec des liens vers les titres dans le document. </text:span></text:p>
      <text:p text:style-name="P81"><text:soft-page-break/><text:span text:style-name="T100">Le contenu proprement dit du document sera présenté à droite. Il s’agit d’un template qui par la suite sera ajouté comme thème par défaut pour le rendu HTML.</text:span></text:p>
      <text:p text:style-name="P31">Le menu doit accueillir une table des matières. Il a fallu alors extraire cette table des matières du document souhaité.</text:p>
      <text:p text:style-name="P31"/>
      <text:p text:style-name="P31"/>
      <text:p text:style-name="P44"><text:toc-mark-start text:id="IMark77772888" text:outline-level="2"/><text:span text:style-name="T53">2</text:span><text:span text:style-name="T5">.</text:span><text:span text:style-name="T55">3</text:span><text:span text:style-name="T5">. </text:span><text:span text:style-name="T29">Mise en place du </text:span><text:span text:style-name="T30">générateur de table de matières</text:span><text:toc-mark-end text:id="IMark77772888"/></text:p>
      <text:p text:style-name="P63">Ayant une idée du type de rendu espéré, on s’est donc mis à la conception du module qui allait nous permettre d’extraire l<text:span text:style-name="T104">a</text:span> table des matières du document à générer.</text:p>
      <text:p text:style-name="P15"/>
      <text:p text:style-name="P45"><text:toc-mark-start text:id="IMark77819896" text:outline-level="3"/><text:span text:style-name="T53">2</text:span><text:span text:style-name="T5">.</text:span><text:span text:style-name="T55">3</text:span><text:span text:style-name="T5">.1. </text:span><text:span text:style-name="T29">Modèle de tables de matières</text:span><text:toc-mark-end text:id="IMark77819896"/></text:p>
      <text:p text:style-name="P110">Extraire la table des matières revenait en fait à avoir une représentation de cette table en mémoire. <text:span text:style-name="T101">Celle ci devait ensuite être</text:span> envoyé au template <text:span text:style-name="T101">mustache</text:span>. <text:span text:style-name="T102">Nous avons eu une approche objet pour représenter une table des matières dans le langage Pharo</text:span>. <text:span text:style-name="T103">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82"/>
      <text:p text:style-name="P82"/>
      <text:p text:style-name="P82"/>
      <text:p text:style-name="P16"><text:soft-page-break/><text:span text:style-name="T65">2</text:span>.<text:span text:style-name="T108">3</text:span>.2.</text:p>
      <text:p text:style-name="P29">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4968650077622128519" text:style-name="L6">
        <text:list-item>
          <text:p text:style-name="P79">La visite des titres se faisait assez simplement, ça consistait juste à créer un objet élément de table de matières avec sa référence de fichier dont il est issu et son niveau de titre.</text:p>
        </text:list-item>
        <text:list-item>
          <text:p text:style-name="P79">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9">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5"><text:span text:style-name="T66">2</text:span>.<text:span text:style-name="T109">3</text:span>.2.1 Structure utilisée</text:p>
      <text:p text:style-name="P29">Après certaines tentatives, il nous est apparu que c’était une structure de pile qui permettrait 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5"><text:span text:style-name="T85">Avec cette architecture mise en place, l’extraction de la table des matières s’est faite de façon assez intuitive.</text:span></text:p>
      <text:p text:style-name="P35"><text:soft-page-break/><text:toc-mark-start text:id="IMark76925720" text:outline-level="3"/><text:span text:style-name="T78">2</text:span><text:span text:style-name="T77">.</text:span><text:span text:style-name="T79">3</text:span><text:span text:style-name="T77">.3.</text:span> <text:span text:style-name="T56">Tests</text:span><text:toc-mark-end text:id="IMark76925720"/></text:p>
      <text:p text:style-name="P70">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2145492401960530163" text:style-name="L7">
        <text:list-item>
          <text:p text:style-name="P93"><text:span text:style-name="T71">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6"> </text:span><text:span text:style-name="T10">par d’autres méthodes de recheche. Ainsi nous avons écrits des tests pour vérifier cette parité de la méthode hash avec l’égalité et aussi que l’égaité tous les aspects escomptés.</text:span></text:p>
        </text:list-item>
      </text:list>
      <text:list xml:id="list8521663857563586123" text:style-name="L8">
        <text:list-item>
          <text:p text:style-name="P80">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text:p>
          <text:p text:style-name="P80"><text:soft-page-break/>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7"/>
      <text:p text:style-name="P18"><text:toc-mark-start text:id="IMark76925720" text:outline-level="3"/><text:span text:style-name="T76">2</text:span>.2.4. <text:span text:style-name="T57">Intégration du module</text:span><text:toc-mark-end text:id="IMark76925720"/></text:p>
      <text:p text:style-name="P60">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19"/>
      <text:p text:style-name="P20"><text:toc-mark-start text:id="IMark76925720" text:outline-level="4"/><text:span text:style-name="T76">2</text:span>.2.4.1. <text:span text:style-name="T57">L’environnement d’intégration</text:span><text:toc-mark-end text:id="IMark76925720"/></text:p>
      <text:p text:style-name="P62">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list xml:id="list6763186738194585197" text:style-name="L9">
        <text:list-item>
          <text:p text:style-name="P99">Génération d’un document en html</text:p>
        </text:list-item>
      </text:list>
      <text:p text:style-name="P68">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2"/>
      <text:p text:style-name="P21"/>
      <text:p text:style-name="P23">Figure</text:p>
      <text:p text:style-name="P100"><text:toc-mark-start text:id="IMark77578376" text:outline-level="4"/><text:span text:style-name="T76">2</text:span>.2.4.2. <text:span text:style-name="T57">Modifications apportées dans l’environnement</text:span><text:toc-mark-end text:id="IMark77578376"/></text:p>
      <text:p text:style-name="P67">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9">Intégration de la config Chrysal</text:p>
      <text:p text:style-name="P27">Fig</text:p>
      <text:p text:style-name="P25"/>
      <text:p text:style-name="P25"/>
      <text:p text:style-name="P25"/>
      <text:p text:style-name="P25"/>
      <text:p text:style-name="P25"/>
      <text:p text:style-name="P25"/>
      <text:p text:style-name="P25"/>
      <text:p text:style-name="P101"/>
      <text:p text:style-name="P26"><text:toc-mark-start text:id="IMark76925720" text:outline-level="3"/><text:span text:style-name="T76">2</text:span>.2.<text:span text:style-name="T74">5.</text:span><text:span text:style-name="T58"> Tests fonctionnels</text:span><text:toc-mark-end text:id="IMark76925720"/></text:p>
      <text:p text:style-name="P67">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9">La communauté Pharo a une as<text:span text:style-name="T75">s</text:span>ociation SquareBracket<text:span text:style-name="T75">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0"><text:span text:style-name="T67">Ces tests pratiques nous ont permis de faire quelques constats. Tous les livres présentaient effectivement un menu à gauche avec le contenu du livre dans un autre panel à droite. Mais les liens de navigu</text:span><text:span text:style-name="T72">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5"><text:s/>fichier html rendant la page web extrêmement longue. Il a fallu de nouveau refaire une passse sur l’environnement pour corriger les problèmes.</text:p>
      <text:p text:style-name="P51"/>
      <text:p text:style-name="P51"/>
      <text:p text:style-name="P28"><text:toc-mark-start text:id="IMark77578376" text:outline-level="3"/><text:span text:style-name="T76">2</text:span>.2.6. <text:span text:style-name="T59">Solutions apportées</text:span><text:toc-mark-end text:id="IMark77578376"/></text:p>
      <text:p text:style-name="P67">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9">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6">Sur la façon dont le fichier est généré, nous avons émis des réfexions sur un système nous permettant de générer d’une part tout en un dans le cadre de rendu pdf et d’autre part un fichier html pour chaque fichier pillar ou chapitre. </text:p>
      <text:p text:style-name="P50"/>
      <text:p text:style-name="P50"/>
      <text:p text:style-name="P53">2.3. <text:span text:style-name="T57">Déploiement automatique de documents html sous forme de sites web</text:span></text:p>
      <text:p text:style-name="P67">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9">Ici, pour réaliser ces deux étapes du processus, nous avons opté pour les plateformes Github et Travis. Celles-ci permettant de faire gratuitement le déploiement automatique.</text:p>
      <text:p text:style-name="P49"/>
      <text:list xml:id="list7308998767805133350" text:style-name="L10">
        <text:list-item>
          <text:p text:style-name="P90">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90">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9">La communication entre Github et Travis devait se faire à travers un token généré par Github. <text:s/>Ce token était encrypté puis ajouté en tanat que variable d’environnement dans Travis.</text:p>
      <text:p text:style-name="P97"><text:toc-mark-start text:id="IMark76925720" text:outline-level="1"/>CONCLUSION<text:toc-mark-end text:id="IMark76925720"/></text:p>
      <text:p text:style-name="P41"><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1"><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2"><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7"/>
      <text:p text:style-name="P54"><text:tab/><text:tab/><text:tab/><text:tab/><text:tab/><text:tab/><text:span text:style-name="T86">BILAN</text:span></text:p>
      <text:p text:style-name="P55">Ce premier contact avec le monde professionnel <text:span text:style-name="T87">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6">Une <text:span text:style-name="T88">L</text:span>icence en Informatique m’ouvre <text:span text:style-name="T89">l</text:span>es portes <text:span text:style-name="T89">d’</text:span>un <text:span text:style-name="T88">M</text:span>aster <text:span text:style-name="T89">en</text:span> Informatique. Après cela la question était de continuer en <text:span text:style-name="T88">D</text:span>octorat ou d’intervenir en tant qu’ingénieur dans une entreprise. <text:span text:style-name="T88">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9"/>
      <text:p text:style-name="P59"/>
      <text:p text:style-name="P59"/>
      <text:p text:style-name="P59"/>
      <text:p text:style-name="P108"><text:span text:style-name="T80"><text:tab/><text:tab/><text:tab/><text:tab/><text:tab/></text:span>BIBLIOGRAPHIE</text:p>
      <text:p text:style-name="P5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6</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8T21:39:37.243186141</dc:date>
    <meta:editing-duration>P1DT16H10M26S</meta:editing-duration>
    <meta:editing-cycles>355</meta:editing-cycles>
    <meta:document-statistic meta:table-count="0" meta:image-count="2" meta:object-count="0" meta:page-count="23" meta:paragraph-count="138" meta:word-count="5809" meta:character-count="35962" meta:non-whitespace-character-count="30244"/>
  </office:meta>
</office:document-meta>
</file>